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Aptos EmbeddedFont', 'Aptos MSFontService', Calibri, Helvetica, sans-serif"/>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color="#000000" loext:opacity="100%" style:font-name="Aptos" fo:font-size="12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font-name="Aptos" fo:font-size="12pt"/>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font-name="Aptos" fo:font-size="12pt" fo:font-style="italic"/>
    </style:style>
    <style:style style:name="P4" style:family="paragraph" style:parent-style-name="Text_20_body">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9_3784082700"/>Beste Demival team,</text:p>
      <text:p text:style-name="P1"/>
      <text:p text:style-name="P1">Hopelijk ontvangt u deze mail in goede gezondheid.</text:p>
      <text:p text:style-name="P1"/>
      <text:p text:style-name="P1">Wij zijn Guust Taillieu en Sam Wolfs, twee studenten van Howest in Brugge. Wij kregen de opdracht om jullie bedrijf doorheen de komende maanden op proef te stellen en jullie beveiliging te testen zoals een echte hacker dat zou doen. Jullie hebben hier waarschijnlijk al over gehoord, maar bij deze stellen we ons graag even voor!</text:p>
      <text:p text:style-name="P1"/>
      <text:p text:style-name="P1">We zouden graag zo snel mogelijk een meeting inplannen om elkaar te leren kennen en een paar belangrijke zaken te bespreken. Denk aan de scope van het project – wat mag wel, wat mag niet – en het in orde brengen van de contracten, zodat we allemaal met een gerust hart aan de slag kunnen.</text:p>
      <text:p text:style-name="P1"/>
      <text:p text:style-name="P1">Ons voorstel is om die meeting zo vroeg mogelijk te houden, idealiter al in de week van 6 tot 12 oktober. Laat gerust weten wat voor jullie past, dan vinden we wel een moment dat werkt!</text:p>
      <text:p text:style-name="P1"/>
      <text:p text:style-name="P1"/>
      <text:p text:style-name="P1">We kijken ernaar uit om met jullie samen te werken.</text:p>
      <text:p text:style-name="P1">Alvast een fijne start van de week!</text:p>
      <text:p text:style-name="P1"/>
      <text:p text:style-name="P1"/>
      <text:section text:style-name="Sect1" text:name="Signature">
        <text:p text:style-name="P1">Met vriendelijke groeten</text:p>
        <text:p text:style-name="P2"/>
        <text:p text:style-name="P2">Guust Taillieu en Sam Wolfs,</text:p>
        <text:p text:style-name="P3">Studenten Toegepaste Informatica aan de Howest in Brugge</text:p>
      </text:section>
      <text:p text:style-name="P4"><text:bookmark-end text:name="__DdeLink__9_37840827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Aptos EmbeddedFont', 'Aptos MSFontService', Calibri, Helvetica, sans-serif"/>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4T15:23:07.834880999</meta:creation-date>
    <dc:date>2025-10-04T15:44:22.683689326</dc:date>
    <meta:editing-duration>PT8M32S</meta:editing-duration>
    <meta:editing-cycles>2</meta:editing-cycles>
    <meta:generator>LibreOffice/25.8.1.1$Linux_X86_64 LibreOffice_project/580$Build-1</meta:generator>
    <meta:document-statistic meta:table-count="0" meta:image-count="0" meta:object-count="0" meta:page-count="1" meta:paragraph-count="10" meta:word-count="189" meta:character-count="1065" meta:non-whitespace-character-count="884"/>
  </office:meta>
</office:document-meta>
</file>